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58348AB9.wmf"/>
  <manifest:file-entry manifest:media-type="" manifest:full-path="Pictures/200000980005F6EE0004CD2EC11A738E.wmf"/>
  <manifest:file-entry manifest:media-type="" manifest:full-path="Pictures/200000FF0005F74D00059DC6856D4971.wmf"/>
  <manifest:file-entry manifest:media-type="" manifest:full-path="Pictures/200000360005F7AC0003AEA69E1F5BD8.wmf"/>
  <manifest:file-entry manifest:media-type="" manifest:full-path="Pictures/200000E30005F79C00050096FC14EF6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automatic-styles>
    <style:style style:name="Tabla2" style:family="table">
      <style:table-properties style:width="3.15in" table:align="margins" fo:keep-with-next="always"/>
    </style:style>
    <style:style style:name="Tabla2.A" style:family="table-column">
      <style:table-column-properties style:column-width="0.6299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25in" style:rel-column-width="8191*"/>
    </style:style>
    <style:style style:name="Tabla1.H" style:family="table-column">
      <style:table-column-properties style:column-width="0.8132in" style:rel-column-width="8198*"/>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4" style:family="paragraph" style:parent-style-name="Preformatted_20_Text">
      <style:paragraph-properties fo:text-align="start" style:justify-single-word="false"/>
      <style:text-properties style:font-name="Times New Roman1" fo:font-size="10pt" style:font-size-asian="10pt" style:font-size-complex="10pt"/>
    </style:style>
    <style:style style:name="P5" style:family="paragraph" style:parent-style-name="Preformatted_20_Text">
      <style:text-properties style:font-name="Times New Roman1" fo:font-size="11pt" style:text-underline-style="none" style:font-size-asian="11pt" style:font-size-complex="11pt"/>
    </style:style>
    <style:style style:name="P6" style:family="paragraph" style:parent-style-name="Preformatted_20_Text">
      <style:paragraph-properties fo:text-align="justify" style:justify-single-word="false"/>
      <style:text-properties style:text-underline-style="solid" style:text-underline-width="auto" style:text-underline-color="font-color"/>
    </style:style>
    <style:style style:name="P7" style:family="paragraph" style:parent-style-name="Text_20_body" style:master-page-name="">
      <style:paragraph-properties fo:margin-top="0in" fo:margin-bottom="0in" style:page-number="auto" fo:background-color="transparent" style:shadow="none">
        <style:tab-stops/>
        <style:background-image/>
      </style:paragraph-properties>
      <style:text-properties fo:font-weight="bold" style:font-weight-asian="bold" style:font-weight-complex="bold"/>
    </style:style>
    <style:style style:name="P8"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fo:font-style="italic" style:text-underline-style="none" fo:font-weight="normal" style:font-style-asian="italic" style:font-weight-asian="normal" style:font-style-complex="italic" style:font-weight-complex="normal"/>
    </style:style>
    <style:style style:name="P9" style:family="paragraph" style:parent-style-name="Bibliography_20_1">
      <style:paragraph-properties>
        <style:tab-stops/>
      </style:paragraph-properties>
    </style:style>
    <style:style style:name="P10"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11" style:family="paragraph" style:parent-style-name="Preformatted_20_Text">
      <style:paragraph-properties fo:text-align="justify" style:justify-single-word="false" fo:break-before="page"/>
      <style:text-properties style:font-name="Times New Roman1" fo:font-size="12pt" style:font-size-asian="12pt" style:font-size-complex="12pt"/>
    </style:style>
    <style:style style:name="T1" style:family="text">
      <style:text-properties fo:font-size="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Sección1">
        <text:p text:style-name="Heading">An Analysis of Directory-Based Cache-Coherence Protocols on Symmetric Multiprocessors Using the SESC: SuperESCalar Simulator</text:p>
        <text:p text:style-name="P2"/>
        <text:p text:style-name="P2">Eric Chang</text:p>
      </text:section>
      <text:p text:style-name="P2"/>
      <text:section text:style-name="Sect2" text:name="Sección2">
        <text:p text:style-name="P7">Abstract</text:p>
        <text:p text:style-name="P8">The directory-based protocol is based on something. This report will discuss the advantages and disadvantages of using one type of protocol vs another type. I will introduce MSI and MOESI protocols, then a basic directory, followed by a protocol based on the implementation found in the SGI Origin server computer. I will then go into detail about the specific simulator implementations. Finally, the benchmarks for SPLASH2 based on the simulations are presented.</text:p>
        <text:p text:style-name="Text_20_body"/>
        <text:h text:style-name="Heading_20_1" text:outline-level="1">Introduction</text:h>
        <text:p text:style-name="P3">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3"/>
        <text:p text:style-name="P3">Us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text:p>
        <text:p text:style-name="P3"/>
        <text:h text:style-name="Heading_20_1" text:outline-level="1">Architecture</text:h>
        <text:p text:style-name="P3"><draw:frame draw:style-name="fr1" draw:name="Marco1" text:anchor-type="paragraph" svg:width="3.15in" draw:z-index="0"><draw:text-box fo:min-height="2.9654in"><text:p text:style-name="Figure"><draw:frame draw:style-name="fr3" draw:name="gráficos3" text:anchor-type="paragraph" svg:x="0.0016in" svg:y="0.0008in" svg:width="3.15in" style:rel-width="100%" svg:height="2.9654in" style:rel-height="scale" draw:z-index="1"><draw:image xlink:href="Pictures/200000FF0005F74D00059DC6856D4971.wmf" xlink:type="simple" xlink:show="embed" xlink:actuate="onLoad"/></draw:frame>Figure <text:sequence text:ref-name="refFigure0" text:name="Figure" text:formula="ooow:Figure+1" style:num-format="1">2.1</text:sequence> Top: snoopy-based cache-coherence protocol. Middle: regular directory-based cache-coherence protocol. Bottom: SGI Origin cache-coherence protocol.</text:p></draw:text-box></draw:frame><text:line-break/>There are a couple of different types of cache coherence protocols and each of them provide their own advantages and disadvantages. In this report, I will be focusing on snoopy-based protocols and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3"/>
        <text:h text:style-name="Heading_20_2" text:outline-level="2"><text:soft-page-break/>Mechanisms</text:h>
        <text:p text:style-name="Text_20_body">Mechanisms for cache-coherence protocol. Snoopy, directory, ORIGIN directory.</text:p>
        <text:p text:style-name="Text_20_body"/>
        <text:h text:style-name="Heading_20_3" text:outline-level="3"><text:span text:style-name="T1">Snoopy</text:span>-Based Cache-Coherence Protocol</text:h>
        <text:p text:style-name="P3">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3"/>
        <text:p text:style-name="P3">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 This cache-coherence protocol will not be presented in the final results because this report is focused on comparing differences in directory-based cache-coherence protocols.</text:p>
        <text:p text:style-name="P3"/>
        <text:h text:style-name="Heading_20_3" text:outline-level="3">Directory-Based Cache-Coherence Protocol</text:h>
        <text:p text:style-name="P3">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t limit of a snoopy protocol (Hennessey 217).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3"/>
        <text:p text:style-name="P3">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text:soft-page-break/>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3"/>
        <text:p text:style-name="P3">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3"/>
        <text:p text:style-name="P3">M : {P}</text:p>
        <text:p text:style-name="P3">S : {any number of P}</text:p>
        <text:p text:style-name="P3">E : {P}</text:p>
        <text:p text:style-name="P3">I : {NULL}</text:p>
        <text:p text:style-name="P3">O : {P-owner} {any number of P}</text:p>
        <text:p text:style-name="P3"/>
        <text:p text:style-name="P3">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3"><draw:frame draw:style-name="fr1" draw:name="Marco2" text:anchor-type="paragraph" svg:width="3.15in" draw:z-index="8"><draw:text-box fo:min-height="2.6402in"><text:p text:style-name="Figure"><draw:frame draw:style-name="fr4" draw:name="gráficos4" text:anchor-type="paragraph" svg:x="0.0016in" svg:y="0.0008in" svg:width="3.15in" style:rel-width="100%" svg:height="2.6402in" style:rel-height="scale" draw:z-index="9"><draw:image xlink:href="Pictures/200000E30005F79C00050096FC14EF6A.wmf" xlink:type="simple" xlink:show="embed" xlink:actuate="onLoad"/></draw:frame>Figure <text:sequence text:ref-name="refFigure1" text:name="Figure" text:formula="ooow:Figure+1" style:num-format="1">2.2</text:sequence> State diagram for directory-based protocol</text:p></draw:text-box></draw:frame></text:p>
        <text:p text:style-name="P3">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3"/>
        <text:p text:style-name="P3">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3"/>
        <text:p text:style-name="P3"><text:soft-page-break/>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3"/>
        <text:h text:style-name="Heading_20_3" text:outline-level="3">Modifications to the Directory Protocol</text:h>
        <text:p text:style-name="P3">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3"/>
        <text:p text:style-name="P3">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3"/>
        <text:p text:style-name="P3">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3"/>
        <text:h text:style-name="Heading_20_2" text:outline-level="2">Cache</text:h>
        <text:p text:style-name="P3">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3"/>
        <text:p text:style-name="P11"/>
        <text:h text:style-name="Heading_20_3" text:outline-level="3">MSI Protocol</text:h>
        <text:p text:style-name="Text_20_body"><draw:frame draw:style-name="fr2" draw:name="Marco6" text:anchor-type="paragraph" svg:x="0.0173in" svg:y="0.1354in" svg:width="2.9965in" draw:z-index="10"><draw:text-box fo:min-height="2.7555in"><text:p text:style-name="Figure"><draw:frame draw:style-name="fr5" draw:name="Objeto1" text:anchor-type="paragraph" svg:x="0in" svg:y="0in" svg:width="2.4028in" style:rel-width="100%" svg:height="2.7992in" style:rel-height="scale" draw:z-index="11"><draw:object xlink:href="./Object 1" xlink:type="simple" xlink:show="embed" xlink:actuate="onLoad"/><draw:image xlink:href="./ObjectReplacements/Object 1" xlink:type="simple" xlink:show="embed" xlink:actuate="onLoad"/><svg:desc>Objeto OLE</svg:desc></draw:frame>Figure <text:sequence text:ref-name="refFigure5" text:name="Figure" text:formula="ooow:Figure+1" style:num-format="1">2.3</text:sequence> MSI cache</text:p></draw:text-box></draw:frame></text:p>
        <text:p text:style-name="P3">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3"/>
        <text:p text:style-name="P3">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3"/>
        <text:h text:style-name="Heading_20_3" text:outline-level="3">MOESI Protocol</text:h>
        <text:p text:style-name="P3"><draw:frame draw:style-name="fr1" draw:name="Marco3" text:anchor-type="paragraph" svg:width="3.15in" draw:z-index="2"><draw:text-box fo:min-height="2.5354in"><text:p text:style-name="Figure"><draw:frame draw:style-name="fr3" draw:name="gráficos5" text:anchor-type="paragraph" svg:x="0.0016in" svg:y="0.0008in" svg:width="3.15in" style:rel-width="100%" svg:height="2.5354in" style:rel-height="scale" draw:z-index="3"><draw:image xlink:href="Pictures/200000980005F6EE0004CD2EC11A738E.wmf" xlink:type="simple" xlink:show="embed" xlink:actuate="onLoad"/></draw:frame>Figure <text:sequence text:ref-name="refFigure2" text:name="Figure" text:formula="ooow:Figure+1" style:num-format="1">2.4</text:sequence> MOESI cache, requests from directory</text:p></draw:text-box></draw:frame></text:p>
        <text:p text:style-name="P3">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3"/>
        <text:h text:style-name="Heading_20_3" text:outline-level="3"><text:soft-page-break/>Changing Cache Size</text:h>
        <table:table table:name="Tabla2" table:style-name="Tabla2">
          <table:table-column table:style-name="Tabla2.A" table:number-columns-repeated="5"/>
          <table:table-row>
            <table:table-cell table:style-name="Tabla2.A1" office:value-type="string">
              <text:p text:style-name="P4"/>
            </table:table-cell>
            <table:table-cell table:style-name="Tabla2.A1" office:value-type="string">
              <text:p text:style-name="P4">Main Memory</text:p>
            </table:table-cell>
            <table:table-cell table:style-name="Tabla2.A1" office:value-type="string">
              <text:p text:style-name="P4">Cache Line</text:p>
            </table:table-cell>
            <table:table-cell table:style-name="Tabla2.A1" office:value-type="string">
              <text:p text:style-name="P4">Other Processor</text:p>
            </table:table-cell>
            <table:table-cell table:style-name="Tabla2.E1" office:value-type="string">
              <text:p text:style-name="P4">Snoop Request</text:p>
            </table:table-cell>
          </table:table-row>
          <table:table-row>
            <table:table-cell table:style-name="Tabla2.A2" office:value-type="string">
              <text:p text:style-name="P4">Modified</text:p>
            </table:table-cell>
            <table:table-cell table:style-name="Tabla2.A2" office:value-type="string">
              <text:p text:style-name="P4">Stale</text:p>
            </table:table-cell>
            <table:table-cell table:style-name="Tabla2.A2" office:value-type="string">
              <text:p text:style-name="P4">Most recent, correct copy</text:p>
            </table:table-cell>
            <table:table-cell table:style-name="Tabla2.A2" office:value-type="string">
              <text:p text:style-name="P4">Hold no copy</text:p>
            </table:table-cell>
            <table:table-cell table:style-name="Tabla2.E2" office:value-type="string">
              <text:p text:style-name="P4">Modified cache responds</text:p>
            </table:table-cell>
          </table:table-row>
          <table:table-row>
            <table:table-cell table:style-name="Tabla2.A2" office:value-type="string">
              <text:p text:style-name="P4">Owner</text:p>
            </table:table-cell>
            <table:table-cell table:style-name="Tabla2.A2" office:value-type="string">
              <text:p text:style-name="P4">Can be stale</text:p>
            </table:table-cell>
            <table:table-cell table:style-name="Tabla2.A2" office:value-type="string">
              <text:p text:style-name="P4">Most recent, correct copy</text:p>
            </table:table-cell>
            <table:table-cell table:style-name="Tabla2.A2" office:value-type="string">
              <text:p text:style-name="P4">Shared state</text:p>
            </table:table-cell>
            <table:table-cell table:style-name="Tabla2.E2" office:value-type="string">
              <text:p text:style-name="P4">Owned cache responds</text:p>
            </table:table-cell>
          </table:table-row>
          <table:table-row>
            <table:table-cell table:style-name="Tabla2.A2" office:value-type="string">
              <text:p text:style-name="P4">Exclusive</text:p>
            </table:table-cell>
            <table:table-cell table:style-name="Tabla2.A2" office:value-type="string">
              <text:p text:style-name="P4">Most recent, correct copy</text:p>
            </table:table-cell>
            <table:table-cell table:style-name="Tabla2.A2" office:value-type="string">
              <text:p text:style-name="P4">Most recent, correct copy</text:p>
            </table:table-cell>
            <table:table-cell table:style-name="Tabla2.A2" office:value-type="string">
              <text:p text:style-name="P4">Hold no copy</text:p>
            </table:table-cell>
            <table:table-cell table:style-name="Tabla2.E2" office:value-type="string">
              <text:p text:style-name="P4">Exclusive cache or main memory responds</text:p>
            </table:table-cell>
          </table:table-row>
          <table:table-row>
            <table:table-cell table:style-name="Tabla2.A2" office:value-type="string">
              <text:p text:style-name="P4">Shared</text:p>
            </table:table-cell>
            <table:table-cell table:style-name="Tabla2.A2" office:value-type="string">
              <text:p text:style-name="P4">Can hold most recent, correct copy</text:p>
            </table:table-cell>
            <table:table-cell table:style-name="Tabla2.A2" office:value-type="string">
              <text:p text:style-name="P4">Can hold most recent, correct copy</text:p>
            </table:table-cell>
            <table:table-cell table:style-name="Tabla2.A2" office:value-type="string">
              <text:p text:style-name="P4">Shared or owned</text:p>
            </table:table-cell>
            <table:table-cell table:style-name="Tabla2.E2" office:value-type="string">
              <text:p text:style-name="P4">May not respond</text:p>
            </table:table-cell>
          </table:table-row>
          <table:table-row>
            <table:table-cell table:style-name="Tabla2.A2" office:value-type="string">
              <text:p text:style-name="P4">Invalid</text:p>
            </table:table-cell>
            <table:table-cell table:style-name="Tabla2.A2" office:value-type="string">
              <text:p text:style-name="P4">May hold valid or invalid</text:p>
            </table:table-cell>
            <table:table-cell table:style-name="Tabla2.A2" office:value-type="string">
              <text:p text:style-name="P4">Invalid copy</text:p>
            </table:table-cell>
            <table:table-cell table:style-name="Tabla2.A2" office:value-type="string">
              <text:p text:style-name="P4">May hold valid or invalid copy</text:p>
            </table:table-cell>
            <table:table-cell table:style-name="Tabla2.E2" office:value-type="string">
              <text:p text:style-name="P4">May not respond</text:p>
            </table:table-cell>
          </table:table-row>
        </table:table>
        <text:p text:style-name="Table_20__28_user_29_">Table <text:sequence text:ref-name="refTable0" text:name="Table" text:formula="ooow:Table+1" style:num-format="1">1</text:sequence> Acceptable states for MOESI cache</text:p>
        <text:p text:style-name="P3"/>
        <text:p text:style-name="P3">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2"/>
        <text:p text:style-name="P3">Increasing cache size increases coherence misses because more invalidates occur because fewer blocks are bumped due to capacity misses. Of course, capacity misses decrease because the cache has more spaces to put blocks (Hennessey 229).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3"/>
        <text:h text:style-name="Heading_20_1" text:outline-level="1">Implementation</text:h>
        <text:p text:style-name="Text_20_body">Write something here about implementation</text:p>
        <text:p text:style-name="P3"/>
        <text:h text:style-name="Heading_20_2" text:outline-level="2">Network</text:h>
        <text:p text:style-name="P2"><draw:frame draw:style-name="fr1" draw:name="Marco4" text:anchor-type="paragraph" svg:width="3.15in" draw:z-index="4"><draw:text-box fo:min-height="1.9429in"><text:p text:style-name="Figure"><draw:frame draw:style-name="fr3" draw:name="gráficos2" text:anchor-type="paragraph" svg:x="0.0016in" svg:y="0.0008in" svg:width="3.15in" style:rel-width="100%" svg:height="1.9429in" style:rel-height="scale" draw:z-index="5"><draw:image xlink:href="Pictures/200000360005F7AC0003AEA69E1F5BD8.wmf" xlink:type="simple" xlink:show="embed" xlink:actuate="onLoad"/></draw:frame>Figure <text:sequence text:ref-name="refFigure3" text:name="Figure" text:formula="ooow:Figure+1" style:num-format="1">3.1</text:sequence> Node connections to the network</text:p></draw:text-box></draw:frame></text:p>
        <text:p text:style-name="P3">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3"/>
        <text:p text:style-name="P3">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text:soft-page-break/>complicated network, a simple network, such as the one used here, can illustrate our point.</text:p>
        <text:p text:style-name="P3"/>
        <text:h text:style-name="Heading_20_2" text:outline-level="2">Main Memory</text:h>
        <text:p text:style-name="P3">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3"/>
        <text:h text:style-name="Heading_20_2" text:outline-level="2">SESC Simulator</text:h>
        <text:p text:style-name="P2"><draw:frame draw:style-name="fr1" draw:name="Marco5" text:anchor-type="paragraph" svg:width="3.15in" draw:z-index="6"><draw:text-box fo:min-height="3.8661in"><text:p text:style-name="Figure"><draw:frame draw:style-name="fr3" draw:name="gráficos1" text:anchor-type="paragraph" svg:x="0.0016in" svg:y="0.0008in" svg:width="3.15in" style:rel-width="100%" svg:height="3.8661in" style:rel-height="scale" draw:z-index="7"><draw:image xlink:href="Pictures/200000570004DCAC0005F7BB58348AB9.wmf" xlink:type="simple" xlink:show="embed" xlink:actuate="onLoad"/></draw:frame>Figure <text:sequence text:ref-name="refFigure4" text:name="Figure" text:formula="ooow:Figure+1" style:num-format="1">3.2</text:sequence> Connections in a single node</text:p></draw:text-box></draw:frame></text:p>
        <text:p text:style-name="P3">The simulations were done in SESC: </text:p>
        <text:section text:style-name="Sect1" text:name="Sección3">
          <table:table table:name="Tabla1" table:style-name="Tabla1">
            <table:table-column table:style-name="Tabla1.A" table:number-columns-repeated="7"/>
            <table:table-column table:style-name="Tabla1.H"/>
            <table:table-row>
              <table:table-cell table:style-name="Tabla1.A1" office:value-type="string">
                <text:p text:style-name="P5">Benchmark</text:p>
              </table:table-cell>
              <table:table-cell table:style-name="Tabla1.A1" office:value-type="string">
                <text:p text:style-name="P5">Runtime</text:p>
              </table:table-cell>
              <table:table-cell table:style-name="Tabla1.A1" office:value-type="string">
                <text:p text:style-name="P5">L1Cache<text:line-break/>ReadHit</text:p>
              </table:table-cell>
              <table:table-cell table:style-name="Tabla1.A1" office:value-type="string">
                <text:p text:style-name="P5">L1Cache<text:line-break/>ReadMiss</text:p>
              </table:table-cell>
              <table:table-cell table:style-name="Tabla1.A1" office:value-type="string">
                <text:p text:style-name="P5">L1Cache<text:line-break/>WriteHit</text:p>
              </table:table-cell>
              <table:table-cell table:style-name="Tabla1.A1" office:value-type="string">
                <text:p text:style-name="P5">L1Cache<text:line-break/>WriteMiss</text:p>
              </table:table-cell>
              <table:table-cell table:style-name="Tabla1.A1" office:value-type="string">
                <text:p text:style-name="P5">L2Cache</text:p>
                <text:p text:style-name="P5">ReadHit</text:p>
              </table:table-cell>
              <table:table-cell table:style-name="Tabla1.H1" office:value-type="string">
                <text:p text:style-name="P5">L2Cache<text:line-break/>ReadMiss</text:p>
              </table:table-cell>
            </table:table-row>
            <table:table-row>
              <table:table-cell table:style-name="Tabla1.A2" office:value-type="string">
                <text:p text:style-name="P5">fft ogdir moesi</text:p>
              </table:table-cell>
              <table:table-cell table:style-name="Tabla1.B2" office:value-type="float" office:value="138960">
                <text:p text:style-name="P5">138960</text:p>
              </table:table-cell>
              <table:table-cell table:style-name="Tabla1.B2" office:value-type="float" office:value="115825">
                <text:p text:style-name="P5">115825</text:p>
              </table:table-cell>
              <table:table-cell table:style-name="Tabla1.B2" office:value-type="float" office:value="10693">
                <text:p text:style-name="P5">10693</text:p>
              </table:table-cell>
              <table:table-cell table:style-name="Tabla1.B2" office:value-type="float" office:value="78816">
                <text:p text:style-name="P5">78816</text:p>
              </table:table-cell>
              <table:table-cell table:style-name="Tabla1.B2" office:value-type="float" office:value="3179">
                <text:p text:style-name="P5">3179</text:p>
              </table:table-cell>
              <table:table-cell table:style-name="Tabla1.B2" office:value-type="float" office:value="13904">
                <text:p text:style-name="P5">13904</text:p>
              </table:table-cell>
              <table:table-cell table:style-name="Tabla1.H2" office:value-type="float" office:value="11562">
                <text:p text:style-name="P5">11562</text:p>
              </table:table-cell>
            </table:table-row>
            <table:table-row>
              <table:table-cell table:style-name="Tabla1.A2" office:value-type="string">
                <text:p text:style-name="P5">fft ogdir msi</text:p>
              </table:table-cell>
              <table:table-cell table:style-name="Tabla1.B2" office:value-type="float" office:value="142046">
                <text:p text:style-name="P5">142046</text:p>
              </table:table-cell>
              <table:table-cell table:style-name="Tabla1.B2" office:value-type="float" office:value="115825">
                <text:p text:style-name="P5">115825</text:p>
              </table:table-cell>
              <table:table-cell table:style-name="Tabla1.B2" office:value-type="float" office:value="10670">
                <text:p text:style-name="P5">10670</text:p>
              </table:table-cell>
              <table:table-cell table:style-name="Tabla1.B2" office:value-type="float" office:value="78816">
                <text:p text:style-name="P5">78816</text:p>
              </table:table-cell>
              <table:table-cell table:style-name="Tabla1.B2" office:value-type="float" office:value="3173">
                <text:p text:style-name="P5">3173</text:p>
              </table:table-cell>
              <table:table-cell table:style-name="Tabla1.B2" office:value-type="float" office:value="13880">
                <text:p text:style-name="P5">13880</text:p>
              </table:table-cell>
              <table:table-cell table:style-name="Tabla1.H2" office:value-type="float" office:value="11256">
                <text:p text:style-name="P5">11256</text:p>
              </table:table-cell>
            </table:table-row>
            <table:table-row>
              <table:table-cell table:style-name="Tabla1.A2" office:value-type="string">
                <text:p text:style-name="P5">fft sodir moesi</text:p>
              </table:table-cell>
              <table:table-cell table:style-name="Tabla1.B2" office:value-type="float" office:value="137302">
                <text:p text:style-name="P5">137302</text:p>
              </table:table-cell>
              <table:table-cell table:style-name="Tabla1.B2" office:value-type="float" office:value="115825">
                <text:p text:style-name="P5">115825</text:p>
              </table:table-cell>
              <table:table-cell table:style-name="Tabla1.B2" office:value-type="float" office:value="10744">
                <text:p text:style-name="P5">10744</text:p>
              </table:table-cell>
              <table:table-cell table:style-name="Tabla1.B2" office:value-type="float" office:value="78690">
                <text:p text:style-name="P5">78690</text:p>
              </table:table-cell>
              <table:table-cell table:style-name="Tabla1.B2" office:value-type="float" office:value="2843">
                <text:p text:style-name="P5">2843</text:p>
              </table:table-cell>
              <table:table-cell table:style-name="Tabla1.B2" office:value-type="float" office:value="13608">
                <text:p text:style-name="P5">13608</text:p>
              </table:table-cell>
              <table:table-cell table:style-name="Tabla1.H2" office:value-type="float" office:value="11133">
                <text:p text:style-name="P5">11133</text:p>
              </table:table-cell>
            </table:table-row>
            <table:table-row>
              <table:table-cell table:style-name="Tabla1.A2" office:value-type="string">
                <text:p text:style-name="P5">fft sodir msi</text:p>
              </table:table-cell>
              <table:table-cell table:style-name="Tabla1.B2" office:value-type="float" office:value="137189">
                <text:p text:style-name="P5">137189</text:p>
              </table:table-cell>
              <table:table-cell table:style-name="Tabla1.B2" office:value-type="float" office:value="115822">
                <text:p text:style-name="P5">115822</text:p>
              </table:table-cell>
              <table:table-cell table:style-name="Tabla1.B2" office:value-type="float" office:value="10761">
                <text:p text:style-name="P5">10761</text:p>
              </table:table-cell>
              <table:table-cell table:style-name="Tabla1.B2" office:value-type="float" office:value="78718">
                <text:p text:style-name="P5">78718</text:p>
              </table:table-cell>
              <table:table-cell table:style-name="Tabla1.B2" office:value-type="float" office:value="2836">
                <text:p text:style-name="P5">2836</text:p>
              </table:table-cell>
              <table:table-cell table:style-name="Tabla1.B2" office:value-type="float" office:value="13620">
                <text:p text:style-name="P5">13620</text:p>
              </table:table-cell>
              <table:table-cell table:style-name="Tabla1.H2" office:value-type="float" office:value="10843">
                <text:p text:style-name="P5">10843</text:p>
              </table:table-cell>
            </table:table-row>
          </table:table>
          <text:p text:style-name="Table_20__28_user_29_">Table <text:sequence text:ref-name="refTable1" text:name="Table" text:formula="ooow:Table+1" style:num-format="1">2</text:sequence> Results for fft with 32 processors</text:p>
        </text:section>
        <text:p text:style-name="P3">SuperESCalar Simulator. The SESC simulator supports both a regular mode, where everything is simulated, and a rabbit mode, which does not simulates the timing. Rabbit mode is about 1000 times faster than the regular mode. However, since we require timing information and the memory system is implemented in the regular mode, we have to run our program in the slower mode.</text:p>
        <text:p text:style-name="P3"/>
        <text:p text:style-name="P3">The user-defined values could be contained in the configuration file or passed on the command-line like the other parameters. The configuration file is read through OSSim.cpp file under the libcore folder. It is read into a SescConf variable. Some popular parameter options are the number of processors, cache size, and protocol type. Some of the <text:soft-page-break/>parameters that will need to be tracked are how many reads and writes are being made by each processor, how many messages are sent in the network, and how long the program takes to run.</text:p>
        <text:p text:style-name="P3"/>
        <text:h text:style-name="Heading_20_1" text:outline-level="1">Results</text:h>
        <text:p text:style-name="Text_20_body">Write something about benchmarks<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2]</text:bibliography-mark></text:p>
        <text:p text:style-name="P3"/>
        <text:h text:style-name="Heading_20_2" text:outline-level="2">Verifying Correctness</text:h>
        <text:p text:style-name="P3">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3"/>
        <text:h text:style-name="Heading_20_2" text:outline-level="2">SPLASH2 benchmarks</text:h>
        <text:p text:style-name="P3">We expect the results to show that the three-stage directory achieves a faster rate of completion. <text:s/>This is a result of its faster late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 In addition, we expect to see the snoopy protocol perform worse than the directory protocols in high processor count situations. For smaller processor count, the directory-based protocol makes it so that many exchanges require four messages instead of two messages, so the directory-based protocol loses here. However, for high processor counts, the directory-based protocol wins out because the bus simply becomes inundated with too many messages.</text:p>
        <text:p text:style-name="P3"/>
        <text:h text:style-name="Heading_20_1" text:outline-level="1">Problems</text:h>
        <text:p text:style-name="P3">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3"/>
        <text:h text:style-name="Heading_20_1" text:outline-level="1">Further Work </text:h>
        <text:p text:style-name="P3">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3"/>
        <text:p text:style-name="P3">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3]</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4]</text:bibliography-mark></text:p>
        <text:p text:style-name="P6"/>
        <text:p text:style-name="Table_20__28_user_29_"/>
        <text:p text:style-name="P3"/>
      </text:section>
      <text:p text:style-name="P3"><text:soft-page-break/></text:p>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9">[1] <text:s text:c="2"/>John L. Hennessy and David A. Patterson, Computer Architecture: A Quantitative Approach. Morgan Kaufmann Publishers, 2007.</text:p>
          <text:p text:style-name="P9">[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9">[3] <text:s text:c="2"/>Keith I. Farkas and Norman P. Jouppi, Complexity/Performance Tradeoffs with Non-Blocking Loads. In Proceedings of the 21st International Symposium on Computer Architecture, pages 211-222, April 1994.</text:p>
          <text:p text:style-name="P9">[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1-21T18:46:39.55</dc:date>
    <dc:creator>Eric Chang</dc:creator>
    <meta:editing-duration>PT19H56M07S</meta:editing-duration>
    <meta:editing-cycles>148</meta:editing-cycles>
    <meta:document-statistic meta:table-count="2" meta:image-count="5" meta:object-count="1" meta:page-count="9" meta:paragraph-count="147" meta:word-count="3834" meta:character-count="230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paragraph-properties style:writing-mode="tb-rl"/>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484cm" fo:min-width="6.593cm"/>
    </style:style>
    <style:style style:name="gr6"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style:writing-mode="tb-rl"/>
      <style:text-properties fo:font-size="12pt" style:font-size-asian="12pt" style:font-size-complex="12pt"/>
    </style:style>
    <style:style style:name="P3" style:family="paragraph">
      <style:paragraph-properties style:writing-mode="tb-rl"/>
      <style:text-properties fo:font-family="Arial" style:font-family-generic="swiss" style:font-pitch="variable" fo:font-size="10pt" style:font-size-asian="10pt" style:font-size-complex="10pt"/>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family="Arial"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ellipse draw:style-name="gr1" draw:text-style-name="P1" draw:layer="layout" svg:width="1.405cm" svg:height="1.27cm" svg:x="0cm" svg:y="1.635cm">
          <text:p text:style-name="P1">I</text:p>
        </draw:ellipse>
        <draw:circle draw:style-name="gr1" draw:text-style-name="P1" draw:layer="layout" svg:width="1.27cm" svg:height="1.27cm" svg:x="6.985cm" svg:y="1.635cm">
          <text:p text:style-name="P1">S</text:p>
        </draw:circle>
        <draw:circle draw:style-name="gr1" draw:text-style-name="P1" draw:layer="layout" svg:width="1.27cm" svg:height="1.27cm" svg:x="0cm" svg:y="8.62cm">
          <text:p text:style-name="P1">M</text:p>
        </draw:circle>
        <draw:line draw:style-name="gr2" draw:text-style-name="P1" draw:layer="layout" svg:x1="0cm" svg:y1="8.62cm" svg:x2="0cm" svg:y2="2.27cm">
          <text:p/>
        </draw:line>
        <draw:frame draw:style-name="gr3" draw:text-style-name="P2" draw:layer="layout" svg:width="0.992cm" svg:height="3.224cm" svg:x="-0.754cm" svg:y="2.424cm">
          <draw:text-box>
            <text:p text:style-name="P2"><text:span text:style-name="T1">Write-</text:span><text:span text:style-name="T2">back</text:span><text:span text:style-name="T1"> block</text:span></text:p>
          </draw:text-box>
        </draw:frame>
        <draw:line draw:style-name="gr2" draw:text-style-name="P1" draw:layer="layout" svg:x1="0.635cm" svg:y1="2.905cm" svg:x2="0.635cm" svg:y2="8.62cm">
          <text:p/>
        </draw:line>
        <draw:frame draw:style-name="gr3" draw:text-style-name="P3" draw:layer="layout" svg:width="1.313cm" svg:height="2.673cm" svg:x="0.592cm" svg:y="2.905cm">
          <draw:text-box>
            <text:p text:style-name="P3"><text:span text:style-name="T3">Cpu write</text:span><text:span text:style-name="T3"><text:line-break/></text:span><text:span text:style-name="T3">send write miss</text:span></text:p>
          </draw:text-box>
        </draw:frame>
        <draw:line draw:style-name="gr2" draw:text-style-name="P1" draw:layer="layout" svg:x1="7.62cm" svg:y1="1.635cm" svg:x2="0.635cm" svg:y2="1.635cm">
          <text:p/>
        </draw:line>
        <draw:frame draw:style-name="gr4" draw:text-style-name="P4" draw:layer="layout" svg:width="3.757cm" svg:height="0.64cm" svg:x="2.54cm" svg:y="1cm">
          <draw:text-box>
            <text:p><text:span text:style-name="T2">Write miss/Invalidate</text:span></text:p>
          </draw:text-box>
        </draw:frame>
        <draw:line draw:style-name="gr2" draw:text-style-name="P1" draw:layer="layout" svg:x1="1.27cm" svg:y1="2.27cm" svg:x2="6.985cm" svg:y2="2.27cm">
          <text:p/>
        </draw:line>
        <draw:frame draw:style-name="gr4" draw:text-style-name="P4" draw:layer="layout" svg:width="4.532cm" svg:height="0.64cm" svg:x="1.818cm" svg:y="2.27cm">
          <draw:text-box>
            <text:p><text:span text:style-name="T2">Cpu read; send read miss</text:span></text:p>
          </draw:text-box>
        </draw:frame>
        <draw:frame draw:style-name="gr4" draw:text-style-name="P4" draw:layer="layout" svg:width="2.411cm" svg:height="0.64cm" svg:x="7.35cm" svg:y="2.905cm">
          <draw:text-box>
            <text:p><text:span text:style-name="T2">Cpu read hit</text:span></text:p>
          </draw:text-box>
        </draw:frame>
        <draw:frame draw:style-name="gr4" draw:text-style-name="P4" draw:layer="layout" svg:width="2.949cm" svg:height="1.029cm" svg:x="6.815cm" svg:y="4.175cm">
          <draw:text-box>
            <text:p><text:span text:style-name="T2">Cpu read miss;</text:span></text:p>
            <text:p><text:span text:style-name="T2">Send read miss</text:span></text:p>
          </draw:text-box>
        </draw:frame>
        <draw:line draw:style-name="gr2" draw:text-style-name="P1" draw:layer="layout" svg:x1="0.635cm" svg:y1="8.62cm" svg:x2="6.985cm" svg:y2="2.27cm">
          <text:p/>
        </draw:line>
        <draw:frame draw:style-name="gr5" draw:text-style-name="P4" draw:layer="layout" svg:width="7.648cm" svg:height="1.029cm" draw:transform="rotate (0.77667151713733) translate (0.344cm 7.366cm)">
          <draw:text-box>
            <text:p><text:span text:style-name="T2">Cpu read miss; write-back; send read miss/</text:span><text:span text:style-name="T2"><text:line-break/></text:span><text:span text:style-name="T2">read miss; write-back</text:span></text:p>
          </draw:text-box>
        </draw:frame>
        <draw:frame draw:style-name="gr5" draw:text-style-name="P4" draw:layer="layout" svg:width="5.647cm" svg:height="1.029cm" draw:transform="rotate (0.77667151713733) translate (1.909cm 8.521cm)">
          <draw:text-box>
            <text:p><text:span text:style-name="T2">Cpu write; send invalidate/</text:span></text:p>
            <text:p><text:span text:style-name="T2">Cpu write miss, send write miss</text:span></text:p>
          </draw:text-box>
        </draw:frame>
        <draw:line draw:style-name="gr2" draw:text-style-name="P1" draw:layer="layout" svg:x1="7.62cm" svg:y1="2.905cm" svg:x2="1.27cm" svg:y2="9.255cm">
          <text:p/>
        </draw:line>
        <draw:line draw:style-name="gr2" draw:text-style-name="P1" draw:layer="layout" svg:x1="7.45cm" svg:y1="2.905cm" svg:x2="8.085cm" svg:y2="2.905cm">
          <text:p/>
        </draw:line>
        <draw:circle draw:style-name="gr6" draw:text-style-name="P1" draw:layer="layout" svg:width="1.27cm" svg:height="1.27cm" svg:x="6.815cm" svg:y="2.905cm" draw:kind="arc" draw:start-angle="89.55" draw:end-angle="46.05">
          <text:p/>
        </draw:circle>
        <draw:polyline draw:style-name="gr2" draw:text-style-name="P1" draw:layer="layout" svg:width="0cm" svg:height="0cm" svg:x="1cm" svg:y="9.89cm" svg:viewBox="0 0 0 0" draw:points="0,0 0,0">
          <text:p/>
        </draw:polyline>
        <draw:ellipse draw:style-name="gr6" draw:text-style-name="P1" draw:layer="layout" svg:width="1.635cm" svg:height="1.638cm" svg:x="-0.13cm" svg:y="9.887cm" draw:kind="arc" draw:start-angle="94.76" draw:end-angle="68.97">
          <text:p/>
        </draw:ellipse>
        <draw:frame draw:style-name="gr4" draw:text-style-name="P4" draw:layer="layout" svg:width="2.509cm" svg:height="1.029cm" svg:x="0cm" svg:y="11.155cm">
          <draw:text-box>
            <text:p><text:span text:style-name="T2">Cpu read hit/</text:span><text:span text:style-name="T2"><text:line-break/></text:span><text:span text:style-name="T2">Cpu write hit</text:span></text:p>
          </draw:text-box>
        </draw:frame>
        <draw:frame draw:style-name="gr4" draw:text-style-name="P4" draw:layer="layout" svg:width="5.408cm" svg:height="1.029cm" svg:x="1.031cm" svg:y="9.89cm">
          <draw:text-box>
            <text:p><text:span text:style-name="T2">Cpu write miss;</text:span></text:p>
            <text:p><text:span text:style-name="T2">Write-back data,sent write mis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細明體"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